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_omega</text:p>
          </table:table-cell>
          <table:table-cell office:value-type="string" calcext:value-type="string">
            <text:p>K_eta</text:p>
          </table:table-cell>
          <table:table-cell office:value-type="string" calcext:value-type="string">
            <text:p>e_omega</text:p>
          </table:table-cell>
          <table:table-cell office:value-type="string" calcext:value-type="string">
            <text:p>e_eta</text:p>
          </table:table-cell>
          <table:table-cell office:value-type="string" calcext:value-type="string">
            <text:p>rho_omega</text:p>
          </table:table-cell>
          <table:table-cell office:value-type="string" calcext:value-type="string">
            <text:p>rho_et</text:p>
          </table:table-cell>
          <table:table-cell office:value-type="string" calcext:value-type="string">
            <text:p>high flowrate</text:p>
          </table:table-cell>
          <table:table-cell office:value-type="string" calcext:value-type="string">
            <text:p>low flowrat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[m/s]</text:p>
          </table:table-cell>
          <table:table-cell table:number-columns-repeated="2" office:value-type="string" calcext:value-type="string">
            <text:p>[-]</text:p>
          </table:table-cell>
          <table:table-cell table:number-columns-repeated="2" office:value-type="string" calcext:value-type="string">
            <text:p>[kg/m^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" table:formula="of:=1.78*10^(-6)" office:value-type="float" office:value="0.00000178" calcext:value-type="float">
            <text:p>1.78E-006</text:p>
          </table:table-cell>
          <table:table-cell table:style-name="ce1" table:formula="of:=4.66/100/60" office:value-type="float" office:value="0.000776666666666667" calcext:value-type="float">
            <text:p>7.77E-004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</text:p>
          </table:table-cell>
          <table:table-cell office:value-type="float" office:value="2.41" calcext:value-type="float">
            <text:p>2.41</text:p>
          </table:table-cell>
          <table:table-cell office:value-type="float" office:value="2.5" calcext:value-type="float">
            <text:p>2.5</text:p>
          </table:table-cell>
          <table:table-cell table:formula="of:=45.2/60/10^6" office:value-type="float" office:value="0.000000753333333333334" calcext:value-type="float">
            <text:p>7.53333333333334E-007</text:p>
          </table:table-cell>
          <table:table-cell table:formula="of:=5.62/60/10^6" office:value-type="float" office:value="0.0000000936666666666667" calcext:value-type="float">
            <text:p>9.36666666666667E-008</text:p>
          </table:table-cell>
        </table:table-row>
        <table:table-row table:style-name="ro1">
          <table:table-cell/>
          <table:table-cell office:value-type="string" calcext:value-type="string">
            <text:p>Stdn dev</text:p>
          </table:table-cell>
          <table:table-cell table:style-name="ce1" table:formula="of:=1.17*10^(-6)" office:value-type="float" office:value="0.00000117" calcext:value-type="float">
            <text:p>1.17E-006</text:p>
          </table:table-cell>
          <table:table-cell table:style-name="ce1" table:formula="of:=0.96/100/60" office:value-type="float" office:value="0.00016" calcext:value-type="float">
            <text:p>1.60E-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3.53/60/10^6" office:value-type="float" office:value="0.0000000588333333333333" calcext:value-type="float">
            <text:p>5.88333333333333E-008</text:p>
          </table:table-cell>
          <table:table-cell table:style-name="ce1" table:formula="of:=0.48/60/10^6" office:value-type="float" office:value="0.000000008" calcext:value-type="float">
            <text:p>8.00E-009</text:p>
          </table:table-cell>
        </table:table-row>
        <table:table-row table:style-name="ro1">
          <table:table-cell office:value-type="string" calcext:value-type="string">
            <text:p>95% Confidence</text:p>
          </table:table-cell>
          <table:table-cell office:value-type="string" calcext:value-type="string">
            <text:p>Lower Bound</text:p>
          </table:table-cell>
          <table:table-cell table:style-name="ce1" table:formula="of:=[.C7]-1.96*[.C8]/((203)^0.5)" office:value-type="float" office:value="0.00000161904891297729" calcext:value-type="float">
            <text:p>1.62E-006</text:p>
          </table:table-cell>
          <table:table-cell table:style-name="ce1" table:formula="of:=[.D7]-1.96*[.D8]/((203)^0.5)" office:value-type="float" office:value="0.000754656261603732" calcext:value-type="float">
            <text:p>7.55E-004</text:p>
          </table:table-cell>
          <table:table-cell table:style-name="ce1" table:formula="of:=[.E7]-1.96*[.E8]/((203)^0.5)" office:value-type="float" office:value="0.304497398734266" calcext:value-type="float">
            <text:p>3.04E-001</text:p>
          </table:table-cell>
          <table:table-cell table:style-name="ce1" table:formula="of:=[.F7]-1.96*[.F8]/((203)^0.5)" office:value-type="float" office:value="0.3958730490507" calcext:value-type="float">
            <text:p>3.96E-001</text:p>
          </table:table-cell>
          <table:table-cell table:style-name="ce1" table:formula="of:=[.G7]-1.96*[.G8]/((203)^0.5)" office:value-type="float" office:value="2.39624349683567" calcext:value-type="float">
            <text:p>2.40E+000</text:p>
          </table:table-cell>
          <table:table-cell table:style-name="ce1" table:formula="of:=[.H7]-1.96*[.H8]/((203)^0.5)" office:value-type="float" office:value="2.48624349683567" calcext:value-type="float">
            <text:p>2.49E+000</text:p>
          </table:table-cell>
          <table:table-cell table:style-name="ce1" table:formula="of:=[.I7]-1.96*[.I8]/((203)^0.5)" office:value-type="float" office:value="0.00000074523992397165" calcext:value-type="float">
            <text:p>7.45E-007</text:p>
          </table:table-cell>
          <table:table-cell table:style-name="ce1" table:formula="of:=[.J7]-1.96*[.J8]/((203)^0.5)" office:value-type="float" office:value="0.0000000925661464135199" calcext:value-type="float">
            <text:p>9.26E-008</text:p>
          </table:table-cell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Upper Bound</text:p>
          </table:table-cell>
          <table:table-cell table:style-name="ce1" table:formula="of:=[.C7]+1.96*[.C8]/((203)^0.5)" office:value-type="float" office:value="0.00000194095108702271" calcext:value-type="float">
            <text:p>1.94E-006</text:p>
          </table:table-cell>
          <table:table-cell table:style-name="ce1" table:formula="of:=[.D7]+1.96*[.D8]/((203)^0.5)" office:value-type="float" office:value="0.000798677071729602" calcext:value-type="float">
            <text:p>7.99E-004</text:p>
          </table:table-cell>
          <table:table-cell table:style-name="ce1" table:formula="of:=[.E7]+1.96*[.E8]/((203)^0.5)" office:value-type="float" office:value="0.315502601265734" calcext:value-type="float">
            <text:p>3.16E-001</text:p>
          </table:table-cell>
          <table:table-cell table:style-name="ce1" table:formula="of:=[.F7]+1.96*[.F8]/((203)^0.5)" office:value-type="float" office:value="0.4041269509493" calcext:value-type="float">
            <text:p>4.04E-001</text:p>
          </table:table-cell>
          <table:table-cell table:style-name="ce1" table:formula="of:=[.G7]+1.96*[.G8]/((203)^0.5)" office:value-type="float" office:value="2.42375650316433" calcext:value-type="float">
            <text:p>2.42E+000</text:p>
          </table:table-cell>
          <table:table-cell table:style-name="ce1" table:formula="of:=[.H7]+1.96*[.H8]/((203)^0.5)" office:value-type="float" office:value="2.51375650316433" calcext:value-type="float">
            <text:p>2.51E+000</text:p>
          </table:table-cell>
          <table:table-cell table:style-name="ce1" table:formula="of:=[.I7]+1.96*[.I8]/((203)^0.5)" office:value-type="float" office:value="0.000000761426742695017" calcext:value-type="float">
            <text:p>7.61E-007</text:p>
          </table:table-cell>
          <table:table-cell table:style-name="ce1" table:formula="of:=[.J7]+1.96*[.J8]/((203)^0.5)" office:value-type="float" office:value="0.0000000947671869198134" calcext:value-type="float">
            <text:p>9.48E-008</text:p>
          </table:table-cell>
        </table:table-row>
        <table:table-row table:style-name="ro1">
          <table:table-cell table:number-columns-repeated="2"/>
          <table:table-cell table:style-name="ce1" table:formula="of:=1.96*[.C8]/((203)^0.5)" office:value-type="float" office:value="0.000000160951087022714" calcext:value-type="float">
            <text:p>1.61E-007</text:p>
          </table:table-cell>
          <table:table-cell table:style-name="ce1" table:formula="of:=1.96*[.D8]/((203)^0.5)" office:value-type="float" office:value="0.0000220104050629352" calcext:value-type="float">
            <text:p>2.20E-005</text:p>
          </table:table-cell>
          <table:table-cell table:style-name="ce1" table:formula="of:=1.96*[.E8]/((203)^0.5)" office:value-type="float" office:value="0.0055026012657338" calcext:value-type="float">
            <text:p>5.50E-003</text:p>
          </table:table-cell>
          <table:table-cell table:style-name="ce1" table:formula="of:=1.96*[.F8]/((203)^0.5)" office:value-type="float" office:value="0.00412695094930035" calcext:value-type="float">
            <text:p>4.13E-003</text:p>
          </table:table-cell>
          <table:table-cell table:style-name="ce1" table:formula="of:=1.96*[.G8]/((203)^0.5)" office:value-type="float" office:value="0.0137565031643345" calcext:value-type="float">
            <text:p>1.38E-002</text:p>
          </table:table-cell>
          <table:table-cell table:style-name="ce1" table:formula="of:=1.96*[.H8]/((203)^0.5)" office:value-type="float" office:value="0.0137565031643345" calcext:value-type="float">
            <text:p>1.38E-002</text:p>
          </table:table-cell>
          <table:table-cell table:style-name="ce1" table:formula="of:=1.96*[.I8]/((203)^0.5)" office:value-type="float" office:value="0.00000000809340936168346" calcext:value-type="float">
            <text:p>8.09E-009</text:p>
          </table:table-cell>
          <table:table-cell table:style-name="ce1" table:formula="of:=1.96*[.J8]/((203)^0.5)" office:value-type="float" office:value="0.00000000110052025314676" calcext:value-type="float">
            <text:p>1.10E-009</text:p>
          </table:table-cell>
        </table:table-row>
        <table:table-row table:style-name="ro1">
          <table:table-cell table:number-columns-repeated="2"/>
          <table:table-cell table:style-name="ce2" table:formula="of:=1.96*[.C8]/((203)^0.5)" office:value-type="float" office:value="0.000000160951087022714" calcext:value-type="float">
            <text:p>0.000000161</text:p>
          </table:table-cell>
          <table:table-cell table:style-name="ce2" table:formula="of:=1.96*[.D8]/((203)^0.5)" office:value-type="float" office:value="0.0000220104050629352" calcext:value-type="float">
            <text:p>2.20104050629352E-005</text:p>
          </table:table-cell>
          <table:table-cell table:style-name="ce2" table:formula="of:=1.96*[.E8]/((203)^0.5)" office:value-type="float" office:value="0.0055026012657338" calcext:value-type="float">
            <text:p>0.0055026013</text:p>
          </table:table-cell>
          <table:table-cell table:style-name="ce2" table:formula="of:=1.96*[.F8]/((203)^0.5)" office:value-type="float" office:value="0.00412695094930035" calcext:value-type="float">
            <text:p>0.0041269509</text:p>
          </table:table-cell>
          <table:table-cell table:style-name="ce2" table:formula="of:=1.96*[.G8]/((203)^0.5)" office:value-type="float" office:value="0.0137565031643345" calcext:value-type="float">
            <text:p>0.0137565032</text:p>
          </table:table-cell>
          <table:table-cell table:style-name="ce2" table:formula="of:=1.96*[.H8]/((203)^0.5)" office:value-type="float" office:value="0.0137565031643345" calcext:value-type="float">
            <text:p>0.0137565032</text:p>
          </table:table-cell>
          <table:table-cell table:style-name="ce2" table:formula="of:=1.96*[.I8]/((203)^0.5)" office:value-type="float" office:value="0.00000000809340936168346" calcext:value-type="float">
            <text:p>8.09340936168346E-009</text:p>
          </table:table-cell>
          <table:table-cell table:style-name="ce2" table:formula="of:=1.96*[.J8]/((203)^0.5)" office:value-type="float" office:value="0.00000000110052025314676" calcext:value-type="float">
            <text:p>1.10052025314676E-0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9"/>
          <table:table-cell table:style-name="ce1"/>
        </table:table-row>
        <table:table-row table:style-name="ro1">
          <table:table-cell table:number-columns-repeated="9"/>
          <table:table-cell table:style-name="ce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6:27:29.68394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2-06-12T14:20:20</meta:creation-date>
    <meta:generator>LibreOffice/4.2.8.2$Linux_X86_64 LibreOffice_project/420m0$Build-2</meta:generator>
    <dc:date>2012-06-14T00:40:34</dc:date>
    <dc:creator>daniel </dc:creator>
    <meta:editing-duration>PT7H36M41S</meta:editing-duration>
    <meta:editing-cycles>3</meta:editing-cycles>
    <meta:document-statistic meta:table-count="3" meta:cell-count="68" meta:object-count="0"/>
  </office:meta>
</office:document-meta>
</file>